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MT" svg:font-family="ArialMT"/>
    <style:font-face style:name="ComicSansMS" svg:font-family="ComicSansM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list-style-name="L1">
      <style:text-properties officeooo:paragraph-rsid="00200050"/>
    </style:style>
    <style:style style:name="P2" style:family="paragraph" style:parent-style-name="Text_20_body">
      <style:text-properties style:text-underline-style="none" officeooo:rsid="001729c8" officeooo:paragraph-rsid="001729c8" fo:background-color="#ffffff"/>
    </style:style>
    <style:style style:name="P3" style:family="paragraph" style:parent-style-name="Text_20_body">
      <style:text-properties fo:color="#000000" style:font-name="Liberation Serif" fo:font-size="12pt" officeooo:rsid="00257163" officeooo:paragraph-rsid="00257163" style:font-size-asian="10.5pt" style:font-size-complex="12pt"/>
    </style:style>
    <style:style style:name="P4" style:family="paragraph" style:parent-style-name="Text_20_body">
      <style:text-properties fo:color="#000000" style:font-name="Liberation Serif" fo:font-size="12pt" officeooo:rsid="00257163" officeooo:paragraph-rsid="00257163" style:font-size-asian="12pt" style:font-size-complex="12pt"/>
    </style:style>
    <style:style style:name="P5" style:family="paragraph" style:parent-style-name="Text_20_body">
      <style:text-properties fo:color="#000000" style:font-name="Liberation Serif" fo:font-size="12pt" officeooo:rsid="0027a30f" officeooo:paragraph-rsid="0027a30f" style:font-size-asian="12pt" style:font-size-complex="12pt"/>
    </style:style>
    <style:style style:name="P6" style:family="paragraph" style:parent-style-name="Text_20_body" style:list-style-name="L6">
      <style:text-properties fo:color="#000000" style:font-name="Liberation Serif" fo:font-size="12pt" officeooo:rsid="002e8a26" officeooo:paragraph-rsid="002e8a26" style:font-size-asian="12pt" style:font-size-complex="12pt"/>
    </style:style>
    <style:style style:name="P7" style:family="paragraph" style:parent-style-name="Text_20_body">
      <style:text-properties fo:color="#000000" style:font-name="Liberation Serif" fo:font-size="12pt" officeooo:rsid="002f1dd2" officeooo:paragraph-rsid="002f1dd2" style:font-size-asian="12pt" style:font-size-complex="12pt"/>
    </style:style>
    <style:style style:name="P8" style:family="paragraph" style:parent-style-name="Text_20_body">
      <style:text-properties fo:color="#000000" style:font-name="Liberation Serif" fo:font-size="12pt" fo:font-style="italic" style:text-underline-style="none" officeooo:rsid="00257163" officeooo:paragraph-rsid="00257163" style:font-size-asian="10.5pt" style:font-style-asian="italic" style:font-size-complex="12pt" style:font-style-complex="italic"/>
    </style:style>
    <style:style style:name="P9" style:family="paragraph" style:parent-style-name="Text_20_body">
      <style:text-properties officeooo:paragraph-rsid="00195f6d"/>
    </style:style>
    <style:style style:name="P10" style:family="paragraph" style:parent-style-name="Text_20_body" style:list-style-name="L3">
      <style:text-properties officeooo:paragraph-rsid="00195f6d"/>
    </style:style>
    <style:style style:name="P11" style:family="paragraph" style:parent-style-name="Text_20_body" style:list-style-name="L4">
      <style:text-properties officeooo:paragraph-rsid="00195f6d"/>
    </style:style>
    <style:style style:name="P12" style:family="paragraph" style:parent-style-name="Standard">
      <style:text-properties officeooo:rsid="001729c8" officeooo:paragraph-rsid="001729c8"/>
    </style:style>
    <style:style style:name="P13" style:family="paragraph" style:parent-style-name="Standard">
      <style:paragraph-properties fo:text-align="center" style:justify-single-word="false"/>
      <style:text-properties fo:font-size="12pt" fo:font-style="italic" fo:font-weight="normal" officeooo:rsid="001729c8" officeooo:paragraph-rsid="001729c8" style:font-size-asian="10.5pt" style:font-style-asian="italic" style:font-weight-asian="normal" style:font-size-complex="12pt" style:font-style-complex="italic" style:font-weight-complex="normal"/>
    </style:style>
    <style:style style:name="P14" style:family="paragraph" style:parent-style-name="Standard">
      <style:text-properties style:text-underline-style="none" officeooo:rsid="001729c8" officeooo:paragraph-rsid="001729c8"/>
    </style:style>
    <style:style style:name="P15" style:family="paragraph" style:parent-style-name="Standard">
      <style:text-properties officeooo:paragraph-rsid="001bc502"/>
    </style:style>
    <style:style style:name="P16" style:family="paragraph" style:parent-style-name="Standard">
      <style:paragraph-properties fo:text-align="center" style:justify-single-word="false"/>
      <style:text-properties fo:font-size="16pt" fo:font-weight="bold" officeooo:rsid="001729c8" officeooo:paragraph-rsid="001729c8" style:font-size-asian="16pt" style:font-weight-asian="bold" style:font-size-complex="16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79d74"/>
    </style:style>
    <style:style style:name="T3" style:family="text">
      <style:text-properties style:text-underline-style="solid" style:text-underline-width="auto" style:text-underline-color="font-color" fo:background-color="#ffffff" loext:char-shading-value="0"/>
    </style:style>
    <style:style style:name="T4" style:family="text">
      <style:text-properties fo:color="#388ea5" style:font-name="ArialMT" fo:font-size="24pt" fo:background-color="#ffffff" loext:char-shading-value="0"/>
    </style:style>
    <style:style style:name="T5" style:family="text">
      <style:text-properties fo:font-weight="bold" fo:background-color="#ffffff" loext:char-shading-value="0" style:font-weight-asian="bold" style:font-weight-complex="bold"/>
    </style:style>
    <style:style style:name="T6" style:family="text">
      <style:text-properties style:font-name="Liberation Serif" fo:font-size="12pt" fo:font-weight="bold" fo:background-color="#ffffff" loext:char-shading-value="0" style:font-size-asian="12pt" style:font-weight-asian="bold" style:font-size-complex="12pt" style:font-weight-complex="bold"/>
    </style:style>
    <style:style style:name="T7" style:family="text">
      <style:text-properties style:font-name="Liberation Serif" fo:font-size="12pt" fo:background-color="#ffffff" loext:char-shading-value="0" style:font-size-asian="12pt" style:font-size-complex="12pt"/>
    </style:style>
    <style:style style:name="T8" style:family="text">
      <style:text-properties style:font-name="Liberation Serif" fo:font-size="12pt" officeooo:rsid="001e6270" fo:background-color="#ffffff" loext:char-shading-value="0" style:font-size-asian="12pt" style:font-size-complex="12pt"/>
    </style:style>
    <style:style style:name="T9" style:family="text">
      <style:text-properties fo:color="#000000" style:font-name="Liberation Serif" fo:font-size="12pt" style:font-size-asian="12pt" style:font-size-complex="12pt"/>
    </style:style>
    <style:style style:name="T10" style:family="text">
      <style:text-properties fo:color="#000000" style:font-name="Liberation Serif" fo:font-size="12pt" officeooo:rsid="001c8d33" style:font-size-asian="12pt" style:font-size-complex="12pt"/>
    </style:style>
    <style:style style:name="T11" style:family="text">
      <style:text-properties fo:color="#000000" style:font-name="Liberation Serif" fo:font-size="12pt" fo:font-weight="bold" style:font-size-asian="12pt" style:font-size-complex="12pt"/>
    </style:style>
    <style:style style:name="T12" style:family="text">
      <style:text-properties fo:color="#000000" style:font-name="Liberation Serif" fo:font-size="12pt" fo:font-weight="bold" officeooo:rsid="001c8d33" style:font-size-asian="12pt" style:font-weight-asian="bold" style:font-size-complex="12pt" style:font-weight-complex="bold"/>
    </style:style>
    <style:style style:name="T13" style:family="text">
      <style:text-properties fo:color="#000000" style:font-name="Liberation Serif" fo:font-size="12pt" fo:font-weight="bold" fo:background-color="#ffffff" loext:char-shading-value="0" style:font-size-asian="12pt" style:font-size-complex="12pt"/>
    </style:style>
    <style:style style:name="T14" style:family="text">
      <style:text-properties fo:color="#000000" style:font-name="Liberation Serif" fo:font-size="12pt" fo:background-color="#ffffff" loext:char-shading-value="0" style:font-size-asian="12pt" style:font-size-complex="12pt"/>
    </style:style>
    <style:style style:name="T15" style:family="text">
      <style:text-properties fo:color="#000000" style:font-name="Liberation Serif" fo:font-size="12pt" officeooo:rsid="002902aa" fo:background-color="#ffffff" loext:char-shading-value="0" style:font-size-asian="12pt" style:font-size-complex="12pt"/>
    </style:style>
    <style:style style:name="T16" style:family="text">
      <style:text-properties fo:color="#000000" style:font-name="Liberation Serif" fo:font-size="12pt" fo:font-weight="normal" fo:background-color="#ffffff" loext:char-shading-value="0" style:font-size-asian="12pt" style:font-weight-asian="normal" style:font-size-complex="12pt" style:font-weight-complex="normal"/>
    </style:style>
    <style:style style:name="T17" style:family="text">
      <style:text-properties fo:background-color="#ffffff" loext:char-shading-value="0"/>
    </style:style>
    <style:style style:name="T18" style:family="text">
      <style:text-properties officeooo:rsid="00277a39" fo:background-color="#ffffff" loext:char-shading-value="0"/>
    </style:style>
    <style:style style:name="T19" style:family="text">
      <style:text-properties officeooo:rsid="002ca45f" fo:background-color="#ffffff" loext:char-shading-value="0"/>
    </style:style>
    <style:style style:name="T20" style:family="text">
      <style:text-properties officeooo:rsid="002cf1e9" fo:background-color="#ffffff" loext:char-shading-value="0"/>
    </style:style>
    <style:style style:name="T21" style:family="text">
      <style:text-properties officeooo:rsid="002d338c" fo:background-color="#ffffff" loext:char-shading-value="0"/>
    </style:style>
    <style:style style:name="T22" style:family="text">
      <style:text-properties officeooo:rsid="0030df6e" fo:background-color="#ffffff" loext:char-shading-value="0"/>
    </style:style>
    <style:style style:name="T23" style:family="text">
      <style:text-properties officeooo:rsid="003284f6" fo:background-color="#ffffff" loext:char-shading-value="0"/>
    </style:style>
    <text:list-style style:name="L1">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Le parcours séquentiel</text:p>
      <text:p text:style-name="P13">Christian LAU, Raihei BOOSIE, Tautu TAMATAI</text:p>
      <text:p text:style-name="P12"/>
      <text:p text:style-name="P12">1. <text:span text:style-name="T2">Principe</text:span></text:p>
      <text:p text:style-name="P12"><text:span text:style-name="T2"/></text:p>
      <text:p text:style-name="P15"><text:span text:style-name="T7">Une </text:span><text:span text:style-name="T6">séquence</text:span><text:span text:style-name="T7"> est une suite d’éléments de même type : </text:span><text:span text:style-name="T8">tableau d’entiers (ou de flottants), chaîne de caractères, etc.</text:span></text:p>
      <text:p text:style-name="P15"><text:span text:style-name="T7"><text:s/></text:span></text:p>
      <text:p text:style-name="P2"><text:span text:style-name="T9">Le </text:span><text:span text:style-name="T11">parcours </text:span><text:span text:style-name="T9">d’une séquence </text:span><text:span text:style-name="T10">(ou </text:span><text:span text:style-name="T12">parcours séquentiel</text:span><text:span text:style-name="T10">)</text:span><text:span text:style-name="T9"> consiste à énumérer les éléments de la séquence et à </text:span><text:span text:style-name="T11">appliquer un même traitement </text:span><text:span text:style-name="T9">à chacun d’eux. </text:span></text:p>
      <text:p text:style-name="P9"><text:span text:style-name="T14">  Le traitement de la séquence se compose de </text:span><text:span text:style-name="T15">quatre</text:span><text:span text:style-name="T14"> parties algorithmiques distinctes :</text:span></text:p>
      <text:list xml:id="list4016298034" text:style-name="L4">
        <text:list-item>
          <text:p text:style-name="P11"><text:span text:style-name="T14">Le </text:span><text:span text:style-name="T13">traitement de l’élément courant</text:span><text:span text:style-name="T16">.</text:span><text:span text:style-name="T13"> </text:span></text:p>
        </text:list-item>
      </text:list>
      <text:list xml:id="list4265128715" text:style-name="L3">
        <text:list-item>
          <text:p text:style-name="P10"><text:span text:style-name="T14">L’</text:span><text:span text:style-name="T13">initialisation </text:span><text:span text:style-name="T14">du traitement : instructions d’initialisation du processus de traitement. </text:span></text:p>
        </text:list-item>
      </text:list>
      <text:list xml:id="list2336474892" text:style-name="L1">
        <text:list-item>
          <text:p text:style-name="P1"><text:span text:style-name="T14">La </text:span><text:span text:style-name="T13">terminaison </text:span><text:span text:style-name="T14">du traitement : instructions à effectuer une fois la séquence parcourue. </text:span></text:p>
        </text:list-item>
        <text:list-item>
          <text:p text:style-name="P1"><text:span text:style-name="T14">Le </text:span><text:span text:style-name="T13">traitement </text:span><text:span text:style-name="T14">à effectuer dans le cas où la </text:span><text:span text:style-name="T13">séquence est vide </text:span><text:span text:style-name="T14">(s’il y a lieu).</text:span><text:span text:style-name="T4"> </text:span></text:p>
        </text:list-item>
      </text:list>
      <text:p text:style-name="P8"><text:span text:style-name="T17">Exemple :</text:span></text:p>
      <text:p text:style-name="P4"><text:span text:style-name="T17">L'un des traitements les plus courants sur les </text:span><text:span text:style-name="T19">tableaux</text:span><text:span text:style-name="T17"> est la </text:span><text:span text:style-name="T5">recherche d'un élément</text:span><text:span text:style-name="T17"> précis dans l</text:span><text:span text:style-name="T19">e</text:span><text:span text:style-name="T17"> </text:span><text:span text:style-name="T19">tableau</text:span><text:span text:style-name="T17">. Il s'agit de parcourir l</text:span><text:span text:style-name="T19">e tableau</text:span><text:span text:style-name="T17"> en cherchant un élément donné et stopper le parcours de la liste dès que l'on trouve l'élément en question (la première occurrence de l'élément), la valeur de retour est alors l'indice de l'élément dans le tableau. Si l'élément ne figure pas dans l</text:span><text:span text:style-name="T20">e tableau</text:span><text:span text:style-name="T17"> l'algorithme rend </text:span><text:span text:style-name="T18">par exemple</text:span><text:span text:style-name="T17"> -1. </text:span></text:p>
      <text:p text:style-name="P5"><text:span text:style-name="T17"/></text:p>
      <text:p text:style-name="P5"><text:span text:style-name="T17">2. </text:span><text:span text:style-name="T3">Activités élèves</text:span></text:p>
      <text:p text:style-name="P5"><text:span text:style-name="T17">Dans notre projet, nous proposons trois activités de parcours séquentiel :</text:span></text:p>
      <text:list xml:id="list3293393311" text:style-name="L6">
        <text:list-item>
          <text:p text:style-name="P6"><text:span text:style-name="T17">Activité 1 : Ecrire une algorithme de calcul de moyenne d’entiers stockés dans un tableau.</text:span></text:p>
        </text:list-item>
        <text:list-item>
          <text:p text:style-name="P6"><text:span text:style-name="T17">Activité 2 : Ecrire une algorithme de recherche d’une occurrence dans un tableau d’entiers.</text:span></text:p>
        </text:list-item>
        <text:list-item>
          <text:p text:style-name="P6"><text:span text:style-name="T17">Activité 3 : Ecrire une algorithme de recherche d’un extremum dans un tableau d’entiers.</text:span></text:p>
        </text:list-item>
      </text:list>
      <text:p text:style-name="P7"><text:span text:style-name="T17">Les élèves écriront ces algorithmes en langage Python sur ordinateur, </text:span><text:span text:style-name="T22">puis chercheront à calculer leur complexité (en montrant qu</text:span><text:span text:style-name="T23">e cette complexité</text:span><text:span text:style-name="T22"> est linéaire) et à prouver leur terminaison (avec des boucles « while »).</text:span></text:p>
      <text:p text:style-name="P3"><text:span text:style-name="T17"/></text:p>
      <text:p text:style-name="P14"/>
      <text:p text:style-name="P12"><text:span text:style-name="T1"/></text:p>
      <text:p text:style-name="P14"/>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MT" svg:font-family="ArialMT"/>
    <style:font-face style:name="ComicSansMS" svg:font-family="ComicSansM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08:59:16.181425244</meta:creation-date>
    <dc:date>2019-09-14T10:49:29.011549103</dc:date>
    <meta:editing-duration>PT1H50M5S</meta:editing-duration>
    <meta:editing-cycles>25</meta:editing-cycles>
    <meta:generator>LibreOffice_Vanilla/6.2.6.2$MacOSX_X86_64 LibreOffice_project/684e730861356e74889dfe6dbddd3562aae2e6ad</meta:generator>
    <meta:document-statistic meta:table-count="0" meta:image-count="0" meta:object-count="0" meta:page-count="1" meta:paragraph-count="19" meta:word-count="285" meta:character-count="1760" meta:non-whitespace-character-count="1492"/>
  </office:meta>
</office:document-meta>
</file>